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ndika" svg:font-family="Andika" style:font-pitch="variable"/>
    <style:font-face style:name="Arial" svg:font-family="Arial, sans-serif"/>
    <style:font-face style:name="Bitstream Vera Sans" svg:font-family="'Bitstream Vera Sans'" style:font-family-generic="system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paragraph-properties fo:orphans="2" fo:widows="2" style:writing-mode="lr-tb"/>
      <style:text-properties fo:color="#000000" loext:opacity="100%" style:font-name="ARIAL" fo:font-size="8pt" style:font-size-asian="8pt" style:font-size-complex="8pt"/>
    </style:style>
    <style:style style:name="P2" style:family="paragraph" style:parent-style-name="Text_20_body">
      <style:text-properties fo:font-variant="normal" fo:text-transform="none" fo:color="#000000" loext:opacity="100%" style:text-line-through-style="none" style:text-line-through-type="none" style:font-name="Andika" fo:font-size="12pt" fo:font-style="italic" style:text-underline-style="none" fo:font-weight="bold" officeooo:rsid="010691b9" officeooo:paragraph-rsid="010691b9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break-before="auto" fo:break-after="auto"/>
      <style:text-properties style:use-window-font-color="true" loext:opacity="0%" style:font-name="Andika" fo:font-size="12pt" fo:language="es" fo:country="ES" style:text-underline-style="none" fo:font-weight="normal" officeooo:rsid="00f38ae8" officeooo:paragraph-rsid="00f2619f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" style:family="paragraph" style:parent-style-name="Text_20_body">
      <style:text-properties style:use-window-font-color="true" loext:opacity="0%" style:font-name="Andika" fo:font-size="12pt" fo:language="es" fo:country="ES" style:text-underline-style="none" fo:font-weight="normal" officeooo:rsid="00f53961" officeooo:paragraph-rsid="00f53961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" style:family="paragraph" style:parent-style-name="Text_20_body">
      <style:text-properties style:font-name="Andika" fo:font-size="12pt" officeooo:paragraph-rsid="010691b9" style:font-size-asian="12pt" style:font-size-complex="12pt"/>
    </style:style>
    <style:style style:name="P6" style:family="paragraph" style:parent-style-name="Heading_20_2">
      <style:text-properties fo:font-variant="normal" fo:text-transform="none" fo:color="#000000" loext:opacity="100%" style:text-line-through-style="none" style:text-line-through-type="none" style:font-name="Andika" fo:font-size="14pt" fo:language="es" fo:country="ES" fo:font-style="normal" style:text-underline-style="none" fo:font-weight="bold" officeooo:rsid="00f53961" officeooo:paragraph-rsid="00f53961" style:text-blinking="false" fo:background-color="transparent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7" style:family="paragraph" style:parent-style-name="Heading_20_2">
      <style:text-properties fo:font-variant="normal" fo:text-transform="none" fo:color="#000000" loext:opacity="100%" style:text-line-through-style="none" style:text-line-through-type="none" style:font-name="Andika" fo:font-size="14pt" fo:language="es" fo:country="ES" fo:font-style="normal" style:text-underline-style="none" fo:font-weight="bold" officeooo:rsid="00f712a8" officeooo:paragraph-rsid="00f712a8" style:text-blinking="false" fo:background-color="transparent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8" style:family="paragraph" style:parent-style-name="Heading_20_2">
      <style:text-properties fo:font-variant="normal" fo:text-transform="none" fo:color="#000000" loext:opacity="100%" style:text-line-through-style="none" style:text-line-through-type="none" style:font-name="Andika" fo:font-size="14pt" fo:language="es" fo:country="ES" fo:font-style="normal" style:text-underline-style="none" fo:font-weight="bold" officeooo:rsid="0101aec2" officeooo:paragraph-rsid="0100e517" style:text-blinking="false" fo:background-color="transparent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9" style:family="paragraph" style:parent-style-name="Heading_20_2">
      <style:text-properties fo:font-variant="normal" fo:text-transform="none" fo:color="#000000" loext:opacity="100%" style:text-line-through-style="none" style:text-line-through-type="none" style:font-name="Andika" fo:font-size="14pt" fo:font-style="normal" style:text-underline-style="none" fo:font-weight="bold" officeooo:paragraph-rsid="0100e517" style:text-blinking="false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text-properties fo:font-variant="normal" fo:text-transform="none" fo:color="#0d0d0d" loext:opacity="100%" style:text-line-through-style="none" style:text-line-through-type="none" style:font-name="Andika" fo:font-size="12pt" fo:language="es" fo:country="ES" fo:font-style="normal" style:text-underline-style="none" fo:font-weight="normal" officeooo:rsid="00f712a8" officeooo:paragraph-rsid="00fa2ee0" style:text-blinking="false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1" style:family="paragraph" style:parent-style-name="Standard">
      <style:text-properties fo:font-variant="normal" fo:text-transform="none" fo:color="#000000" loext:opacity="100%" style:text-line-through-style="none" style:text-line-through-type="none" style:font-name="Andika" fo:font-size="12pt" fo:language="es" fo:country="ES" fo:font-style="normal" style:text-underline-style="none" fo:font-weight="normal" officeooo:rsid="00f712a8" officeooo:paragraph-rsid="00fdbc21" style:text-blinking="false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2" style:family="paragraph" style:parent-style-name="Standard" style:list-style-name="L7">
      <style:text-properties fo:font-variant="normal" fo:text-transform="none" fo:color="#000000" loext:opacity="100%" style:text-line-through-style="none" style:text-line-through-type="none" style:font-name="Andika" fo:font-size="12pt" fo:language="es" fo:country="ES" fo:font-style="normal" style:text-underline-style="none" fo:font-weight="normal" officeooo:rsid="00fdbc21" officeooo:paragraph-rsid="00fdbc21" style:text-blinking="false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3" style:family="paragraph" style:parent-style-name="Standard" style:list-style-name="L8">
      <style:text-properties fo:font-variant="normal" fo:text-transform="none" fo:color="#000000" loext:opacity="100%" style:text-line-through-style="none" style:text-line-through-type="none" style:font-name="Andika" fo:font-size="12pt" fo:language="es" fo:country="ES" fo:font-style="normal" style:text-underline-style="none" fo:font-weight="normal" officeooo:rsid="0100e517" officeooo:paragraph-rsid="0100e517" style:text-blinking="false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4" style:family="paragraph" style:parent-style-name="Standard" style:list-style-name="L8">
      <style:text-properties fo:font-variant="normal" fo:text-transform="none" fo:color="#000000" loext:opacity="100%" style:text-line-through-style="none" style:text-line-through-type="none" style:font-name="Andika" fo:font-size="12pt" fo:language="es" fo:country="ES" fo:font-style="normal" style:text-underline-style="none" fo:font-weight="normal" officeooo:rsid="0100e517" officeooo:paragraph-rsid="0101aec2" style:text-blinking="false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5" style:family="paragraph" style:parent-style-name="Standard">
      <style:text-properties fo:font-variant="normal" fo:text-transform="none" fo:color="#000000" loext:opacity="100%" style:text-line-through-style="none" style:text-line-through-type="none" style:font-name="Andika" fo:font-size="12pt" fo:language="es" fo:country="ES" fo:font-style="normal" style:text-underline-style="none" fo:font-weight="normal" officeooo:rsid="0103819b" officeooo:paragraph-rsid="0100e517" style:text-blinking="false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6" style:family="paragraph" style:parent-style-name="Standard" style:list-style-name="L8">
      <style:text-properties fo:font-variant="normal" fo:text-transform="none" fo:color="#000000" loext:opacity="100%" style:text-line-through-style="none" style:text-line-through-type="none" style:font-name="Andika" fo:font-size="12pt" fo:language="es" fo:country="ES" fo:font-style="normal" style:text-underline-style="none" fo:font-weight="normal" officeooo:rsid="0103819b" officeooo:paragraph-rsid="0103819b" style:text-blinking="false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7" style:family="paragraph" style:parent-style-name="Standard" style:list-style-name="L9">
      <style:text-properties fo:font-variant="normal" fo:text-transform="none" fo:color="#000000" loext:opacity="100%" style:text-line-through-style="none" style:text-line-through-type="none" style:font-name="Andika" fo:font-size="12pt" fo:language="es" fo:country="ES" fo:font-style="normal" style:text-underline-style="none" fo:font-weight="bold" officeooo:rsid="0103819b" officeooo:paragraph-rsid="0100e517" style:text-blinking="false" fo:background-color="transparent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8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ndika" fo:font-size="14pt" fo:language="es" fo:country="ES" fo:font-style="normal" style:text-underline-style="none" fo:font-weight="bold" officeooo:rsid="00fdbc21" officeooo:paragraph-rsid="00fdbc21" style:text-blinking="false" fo:background-color="transparent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9" style:family="paragraph" style:parent-style-name="Standard">
      <style:text-properties fo:font-variant="normal" fo:text-transform="none" fo:color="#000000" loext:opacity="100%" style:text-line-through-style="none" style:text-line-through-type="none" style:font-name="Andika" fo:font-size="14pt" fo:language="es" fo:country="ES" fo:font-style="normal" style:text-underline-style="none" fo:font-weight="bold" officeooo:rsid="010691b9" officeooo:paragraph-rsid="010691b9" style:text-blinking="false" fo:background-color="transparent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0" style:family="paragraph" style:parent-style-name="Standard">
      <style:text-properties fo:font-variant="normal" fo:text-transform="none" fo:color="#303030" loext:opacity="100%" style:text-line-through-style="none" style:text-line-through-type="none" style:font-name="Andika" fo:font-size="12pt" fo:language="es" fo:country="ES" fo:font-style="normal" style:text-underline-style="none" fo:font-weight="normal" officeooo:rsid="00fdbc21" officeooo:paragraph-rsid="00ff6b56" style:text-blinking="false" fo:background-color="#fffff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1" style:family="paragraph" style:parent-style-name="Standard" style:list-style-name="L4">
      <style:text-properties style:font-name="Andika" fo:font-size="12pt" officeooo:paragraph-rsid="00fa2ee0" style:font-size-asian="12pt" style:font-size-complex="12pt"/>
    </style:style>
    <style:style style:name="P22" style:family="paragraph" style:parent-style-name="Standard" style:list-style-name="L9">
      <style:text-properties style:font-name="Andika" fo:font-size="12pt" officeooo:rsid="0103819b" officeooo:paragraph-rsid="0103819b" style:font-size-asian="12pt" style:font-size-complex="12pt"/>
    </style:style>
    <style:style style:name="P23" style:family="paragraph" style:parent-style-name="Standard" style:list-style-name="L9">
      <style:text-properties style:font-name="Andika" fo:font-size="12pt" officeooo:paragraph-rsid="0100e517" style:font-size-asian="12pt" style:font-size-complex="12pt"/>
    </style:style>
    <style:style style:name="P24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Andika" fo:font-size="12pt" style:text-underline-style="none" fo:font-weight="normal" officeooo:paragraph-rsid="00f712a8" fo:background-color="transparent" style:font-size-asian="12pt" style:font-weight-asian="normal" style:font-size-complex="12pt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fo:color="#000000" loext:opacity="100%" style:font-name="Andika" fo:font-size="12pt" style:text-underline-style="none" fo:font-weight="normal" officeooo:paragraph-rsid="00fdbc21" fo:background-color="transparent" style:font-size-asian="12pt" style:font-weight-asian="normal" style:font-size-complex="12pt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fo:color="#000000" loext:opacity="100%" style:font-name="Andika" fo:font-size="12pt" style:text-underline-style="none" fo:font-weight="normal" officeooo:rsid="00fdbc21" officeooo:paragraph-rsid="00fdbc21" fo:background-color="transparent" style:font-size-asian="12pt" style:font-weight-asian="normal" style:font-size-complex="12pt" style:font-weight-complex="normal"/>
    </style:style>
    <style:style style:name="P27" style:family="paragraph" style:parent-style-name="Standard" style:list-style-name="L7">
      <style:text-properties fo:color="#000000" loext:opacity="100%" style:font-name="Andika" fo:font-size="12pt" style:text-underline-style="none" fo:font-weight="normal" officeooo:rsid="00ff6b56" officeooo:paragraph-rsid="00ff6b56" fo:background-color="transparent" style:font-size-asian="12pt" style:font-weight-asian="normal" style:font-size-complex="12pt" style:font-weight-complex="normal"/>
    </style:style>
    <style:style style:name="P28" style:family="paragraph" style:parent-style-name="Standard" style:list-style-name="L8">
      <style:text-properties fo:color="#000000" loext:opacity="100%" style:font-name="Andika" fo:font-size="12pt" style:text-underline-style="none" fo:font-weight="normal" officeooo:rsid="00ff9449" officeooo:paragraph-rsid="00ff9449" fo:background-color="transparent" style:font-size-asian="12pt" style:font-weight-asian="normal" style:font-size-complex="12pt" style:font-weight-complex="normal"/>
    </style:style>
    <style:style style:name="P29" style:family="paragraph" style:parent-style-name="Text_20_body" style:list-style-name="L1">
      <style:text-properties style:use-window-font-color="true" loext:opacity="0%" style:font-name="Andika" fo:font-size="12pt" fo:language="es" fo:country="ES" style:text-underline-style="none" fo:font-weight="normal" officeooo:rsid="00fa1341" officeooo:paragraph-rsid="00fa1341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0" style:family="paragraph" style:parent-style-name="Text_20_body" style:list-style-name="L3">
      <style:text-properties style:use-window-font-color="true" loext:opacity="0%" style:font-name="Andika" fo:font-size="12pt" fo:language="es" fo:country="ES" style:text-underline-style="none" fo:font-weight="normal" officeooo:rsid="00fa1341" officeooo:paragraph-rsid="00fa1341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1" style:family="paragraph" style:parent-style-name="Text_20_body" style:list-style-name="L2">
      <style:text-properties style:use-window-font-color="true" loext:opacity="0%" style:font-name="Andika" fo:font-size="12pt" fo:language="es" fo:country="ES" style:text-underline-style="none" fo:font-weight="normal" officeooo:rsid="00f712a8" officeooo:paragraph-rsid="00f712a8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2" style:family="paragraph" style:parent-style-name="Text_20_body" style:list-style-name="L5">
      <style:paragraph-properties fo:text-align="start" style:justify-single-word="false"/>
      <style:text-properties style:use-window-font-color="true" loext:opacity="0%" style:font-name="Andika" fo:font-size="12pt" fo:language="es" fo:country="ES" style:text-underline-style="none" fo:font-weight="normal" officeooo:rsid="00f712a8" officeooo:paragraph-rsid="00faef64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3" style:family="paragraph" style:parent-style-name="Text_20_body" style:list-style-name="L3">
      <style:text-properties style:use-window-font-color="true" loext:opacity="0%" style:font-name="Andika" fo:font-size="12pt" fo:language="es" fo:country="ES" style:text-underline-style="solid" style:text-underline-width="auto" style:text-underline-color="font-color" fo:font-weight="normal" officeooo:rsid="00f53961" officeooo:paragraph-rsid="00f53961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4" style:family="paragraph" style:parent-style-name="Text_20_body" style:list-style-name="L4">
      <style:text-properties style:use-window-font-color="true" loext:opacity="0%" style:font-name="Andika" fo:font-size="12pt" fo:language="es" fo:country="ES" style:text-underline-style="solid" style:text-underline-width="auto" style:text-underline-color="font-color" fo:font-weight="normal" officeooo:rsid="00fa1341" officeooo:paragraph-rsid="00fa2ee0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5" style:family="paragraph" style:parent-style-name="Text_20_body">
      <style:text-properties fo:font-variant="normal" fo:text-transform="none" fo:color="#000000" loext:opacity="100%" style:text-line-through-style="none" style:text-line-through-type="none" style:font-name="Andika" fo:font-size="14pt" fo:language="es" fo:country="ES" fo:font-style="normal" style:text-underline-style="none" fo:font-weight="bold" officeooo:rsid="00f53961" officeooo:paragraph-rsid="00faef64" style:text-blinking="false" fo:background-color="transparent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6" style:family="paragraph" style:parent-style-name="Text_20_body">
      <style:text-properties fo:font-variant="normal" fo:text-transform="none" fo:color="#000000" loext:opacity="100%" style:text-line-through-style="none" style:text-line-through-type="none" style:font-name="Andika" fo:font-size="12pt" fo:language="es" fo:country="ES" fo:font-style="normal" style:text-underline-style="none" fo:font-weight="normal" officeooo:rsid="0101aec2" officeooo:paragraph-rsid="0100e517" style:text-blinking="false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7" style:family="paragraph" style:parent-style-name="Text_20_body" style:list-style-name="L10">
      <style:text-properties fo:font-variant="normal" fo:text-transform="none" fo:color="#000000" loext:opacity="100%" style:text-line-through-style="none" style:text-line-through-type="none" style:font-name="Andika" fo:font-size="12pt" fo:language="es" fo:country="ES" fo:font-style="normal" style:text-underline-style="none" fo:font-weight="normal" officeooo:rsid="010691b9" officeooo:paragraph-rsid="010691b9" style:text-blinking="false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P38" style:family="paragraph" style:parent-style-name="Text_20_body">
      <style:text-properties style:font-name="Andika" fo:font-size="12pt" officeooo:paragraph-rsid="0100e517" style:font-size-asian="12pt" style:font-size-complex="12pt"/>
    </style:style>
    <style:style style:name="P39" style:family="paragraph" style:parent-style-name="Text_20_body" style:list-style-name="L10">
      <style:text-properties style:font-name="Andika" fo:font-size="12pt" officeooo:rsid="010691b9" officeooo:paragraph-rsid="010691b9" style:font-size-asian="12pt" style:font-size-complex="12pt"/>
    </style:style>
    <style:style style:name="P40" style:family="paragraph" style:parent-style-name="Text_20_body" style:list-style-name="L10">
      <style:text-properties style:font-name="Andika" fo:font-size="12pt" officeooo:paragraph-rsid="0100e517" style:font-size-asian="12pt" style:font-size-complex="12pt"/>
    </style:style>
    <style:style style:name="P41" style:family="paragraph" style:parent-style-name="Text_20_body" style:list-style-name="L10">
      <style:text-properties style:font-name="Andika" fo:font-size="12pt" officeooo:paragraph-rsid="010691b9" style:font-size-asian="12pt" style:font-size-complex="12pt"/>
    </style:style>
    <style:style style:name="T1" style:family="text">
      <style:text-properties officeooo:rsid="00f8c36b"/>
    </style:style>
    <style:style style:name="T2" style:family="text">
      <style:text-properties style:use-window-font-color="true" loext:opacity="0%" fo:language="es" fo:country="ES" officeooo:rsid="010691b9" style:font-name-asian="Times New Roman" style:font-name-complex="Times New Roman" style:language-complex="ar" style:country-complex="SA"/>
    </style:style>
    <style:style style:name="T3" style:family="text">
      <style:text-properties style:use-window-font-color="true" loext:opacity="0%" fo:language="es" fo:country="ES" officeooo:rsid="01081c9c" style:font-name-asian="Times New Roman" style:font-name-complex="Times New Roman" style:language-complex="ar" style:country-complex="SA"/>
    </style:style>
    <style:style style:name="T4" style:family="text">
      <style:text-properties style:use-window-font-color="true" loext:opacity="0%" fo:language="es" fo:country="ES" fo:font-weight="bold" officeooo:rsid="010691b9" style:font-name-asian="Times New Roman" style:font-weight-asian="bold" style:font-name-complex="Times New Roman" style:language-complex="ar" style:country-complex="SA" style:font-weight-complex="bold"/>
    </style:style>
    <style:style style:name="T5" style:family="text">
      <style:text-properties style:use-window-font-color="true" loext:opacity="0%" fo:language="es" fo:country="ES" fo:font-weight="bold" officeooo:rsid="01081c9c" style:font-name-asian="Times New Roman" style:font-weight-asian="bold" style:font-name-complex="Times New Roman" style:language-complex="ar" style:country-complex="SA" style:font-weight-complex="bold"/>
    </style:style>
    <style:style style:name="T6" style:family="text">
      <style:text-properties officeooo:rsid="00f712a8"/>
    </style:style>
    <style:style style:name="T7" style:family="text">
      <style:text-properties style:text-underline-style="none" officeooo:rsid="00f712a8"/>
    </style:style>
    <style:style style:name="T8" style:family="text">
      <style:text-properties style:text-underline-style="none" officeooo:rsid="00fa2ee0"/>
    </style:style>
    <style:style style:name="T9" style:family="text">
      <style:text-properties fo:font-variant="normal" fo:text-transform="none" fo:color="#0d0d0d" loext:opacity="100%" style:text-line-through-style="none" style:text-line-through-type="none" fo:font-style="normal" style:text-underline-style="none" fo:font-weight="bold" officeooo:rsid="00f712a8" style:text-blinking="false" fo:background-color="transparent" loext:char-shading-value="0"/>
    </style:style>
    <style:style style:name="T10" style:family="text">
      <style:text-properties fo:font-variant="normal" fo:text-transform="none" fo:color="#0d0d0d" loext:opacity="100%" style:text-line-through-style="none" style:text-line-through-type="none" fo:font-style="normal" style:text-underline-style="none" officeooo:rsid="00f712a8" style:text-blinking="false" fo:background-color="transparent" loext:char-shading-value="0"/>
    </style:style>
    <style:style style:name="T11" style:family="text">
      <style:text-properties fo:font-variant="normal" fo:text-transform="none" fo:color="#0d0d0d" loext:opacity="100%" style:text-line-through-style="none" style:text-line-through-type="none" fo:font-style="normal" style:text-underline-style="none" fo:font-weight="normal" officeooo:rsid="00f712a8" style:text-blinking="false" fo:background-color="transparent" loext:char-shading-value="0"/>
    </style:style>
    <style:style style:name="T12" style:family="text">
      <style:text-properties fo:font-variant="normal" fo:text-transform="none" fo:color="#0d0d0d" loext:opacity="100%" style:text-line-through-style="none" style:text-line-through-type="none" fo:language="es" fo:country="ES" fo:font-style="normal" style:text-underline-style="none" fo:font-weight="normal" officeooo:rsid="00fa2ee0" style:text-blinking="false" fo:background-color="transparent" loext:char-shading-value="0" style:font-name-asian="Times New Roman" style:font-weight-asian="normal" style:font-name-complex="Times New Roman" style:language-complex="ar" style:country-complex="SA" style:font-weight-complex="normal"/>
    </style:style>
    <style:style style:name="T13" style:family="text">
      <style:text-properties fo:font-variant="normal" fo:text-transform="none" fo:color="#0d0d0d" loext:opacity="100%" style:text-line-through-style="none" style:text-line-through-type="none" fo:language="es" fo:country="ES" fo:font-style="normal" style:text-underline-style="none" fo:font-weight="normal" officeooo:rsid="00f712a8" style:text-blinking="false" fo:background-color="transparent" loext:char-shading-value="0" style:font-name-asian="Times New Roman" style:font-weight-asian="normal" style:font-name-complex="Times New Roman" style:language-complex="ar" style:country-complex="SA" style:font-weight-complex="normal"/>
    </style:style>
    <style:style style:name="T14" style:family="text">
      <style:text-properties fo:font-variant="normal" fo:text-transform="none" fo:color="#0d0d0d" loext:opacity="100%" style:text-line-through-style="none" style:text-line-through-type="none" fo:language="es" fo:country="ES" fo:font-style="normal" style:text-underline-style="none" fo:font-weight="normal" officeooo:rsid="00faef64" style:text-blinking="false" fo:background-color="transparent" loext:char-shading-value="0" style:font-name-asian="Times New Roman" style:font-weight-asian="normal" style:font-name-complex="Times New Roman" style:language-complex="ar" style:country-complex="SA" style:font-weight-complex="normal"/>
    </style:style>
    <style:style style:name="T15" style:family="text">
      <style:text-properties fo:font-variant="normal" fo:text-transform="none" style:text-line-through-style="none" style:text-line-through-type="none" fo:language="es" fo:country="ES" fo:font-style="normal" style:text-blinking="false" style:font-name-asian="Times New Roman" style:font-name-complex="Times New Roman" style:language-complex="ar" style:country-complex="SA"/>
    </style:style>
    <style:style style:name="T16" style:family="text">
      <style:text-properties fo:font-variant="normal" fo:text-transform="none" style:text-line-through-style="none" style:text-line-through-type="none" fo:language="es" fo:country="ES" fo:font-style="normal" officeooo:rsid="00fdbc21" style:text-blinking="false" style:font-name-asian="Times New Roman" style:font-name-complex="Times New Roman" style:language-complex="ar" style:country-complex="SA"/>
    </style:style>
    <style:style style:name="T17" style:family="text">
      <style:text-properties fo:font-variant="normal" fo:text-transform="none" style:text-line-through-style="none" style:text-line-through-type="none" fo:language="es" fo:country="ES" fo:font-style="normal" officeooo:rsid="0100e517" style:text-blinking="false" style:font-name-asian="Times New Roman" style:font-name-complex="Times New Roman" style:language-complex="ar" style:country-complex="SA"/>
    </style:style>
    <style:style style:name="T18" style:family="text">
      <style:text-properties fo:font-variant="normal" fo:text-transform="none" style:text-line-through-style="none" style:text-line-through-type="none" fo:language="es" fo:country="ES" fo:font-style="normal" officeooo:rsid="00f712a8" style:text-blinking="false" style:font-name-asian="Times New Roman" style:font-name-complex="Times New Roman" style:language-complex="ar" style:country-complex="SA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" fo:language="es" fo:country="ES" fo:font-style="normal" officeooo:rsid="00f712a8" style:text-blinking="false" style:font-name-asian="Times New Roman" style:font-size-asian="10.5pt" style:font-name-complex="Times New Roman" style:language-complex="ar" style:country-complex="SA"/>
    </style:style>
    <style:style style:name="T20" style:family="text">
      <style:text-properties fo:font-variant="normal" fo:text-transform="none" fo:color="#000000" loext:opacity="100%" style:text-line-through-style="none" style:text-line-through-type="none" fo:font-style="normal" style:text-blinking="false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104fe09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10691b9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fo:language="es" fo:country="ES" fo:font-style="normal" officeooo:rsid="00fbe0f4" style:text-blinking="false" style:font-name-asian="Times New Roman" style:font-name-complex="Times New Roman" style:language-complex="ar" style:country-complex="SA"/>
    </style:style>
    <style:style style:name="T26" style:family="text">
      <style:text-properties fo:font-variant="normal" fo:text-transform="none" fo:color="#000000" loext:opacity="100%" style:text-line-through-style="none" style:text-line-through-type="none" fo:language="es" fo:country="ES" fo:font-style="normal" officeooo:rsid="00f712a8" style:text-blinking="false" style:font-name-asian="Times New Roman" style:font-name-complex="Times New Roman" style:language-complex="ar" style:country-complex="SA"/>
    </style:style>
    <style:style style:name="T27" style:family="text">
      <style:text-properties fo:font-variant="normal" fo:text-transform="none" fo:color="#000000" loext:opacity="100%" style:text-line-through-style="none" style:text-line-through-type="none" fo:language="es" fo:country="ES" fo:font-style="normal" officeooo:rsid="00fdbc21" style:text-blinking="false" style:font-name-asian="Times New Roman" style:font-name-complex="Times New Roman" style:language-complex="ar" style:country-complex="SA"/>
    </style:style>
    <style:style style:name="T28" style:family="text">
      <style:text-properties fo:font-variant="normal" fo:text-transform="none" fo:color="#000000" loext:opacity="100%" style:text-line-through-style="none" style:text-line-through-type="none" fo:language="es" fo:country="ES" fo:font-style="normal" style:text-underline-style="none" fo:font-weight="normal" style:text-blinking="false" fo:background-color="transparent" loext:char-shading-value="0" style:font-name-asian="Times New Roman" style:font-weight-asian="normal" style:font-name-complex="Times New Roman" style:language-complex="ar" style:country-complex="SA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fo:language="es" fo:country="ES" fo:font-style="normal" style:text-underline-style="none" fo:font-weight="normal" officeooo:rsid="0101aec2" style:text-blinking="false" fo:background-color="transparent" loext:char-shading-value="0" style:font-name-asian="Times New Roman" style:font-weight-asian="normal" style:font-name-complex="Times New Roman" style:language-complex="ar" style:country-complex="SA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fo:language="es" fo:country="ES" fo:font-style="normal" style:text-underline-style="none" fo:font-weight="normal" officeooo:rsid="0103819b" style:text-blinking="false" fo:background-color="transparent" loext:char-shading-value="0" style:font-name-asian="Times New Roman" style:font-weight-asian="normal" style:font-name-complex="Times New Roman" style:language-complex="ar" style:country-complex="SA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fo:language="es" fo:country="ES" fo:font-style="normal" style:text-underline-style="none" fo:font-weight="normal" style:text-blinking="false" fo:background-color="transparent" loext:char-shading-value="0" style:font-name-asian="Times New Roman" style:font-name-complex="Times New Roman" style:language-complex="ar" style:country-complex="SA"/>
    </style:style>
    <style:style style:name="T32" style:family="text">
      <style:text-properties fo:font-variant="normal" fo:text-transform="none" fo:color="#000000" loext:opacity="100%" style:text-line-through-style="none" style:text-line-through-type="none" fo:language="es" fo:country="ES" fo:font-style="normal" style:text-underline-style="none" fo:font-weight="normal" officeooo:rsid="010691b9" style:text-blinking="false" fo:background-color="transparent" loext:char-shading-value="0" style:font-name-asian="Times New Roman" style:font-name-complex="Times New Roman" style:language-complex="ar" style:country-complex="SA"/>
    </style:style>
    <style:style style:name="T33" style:family="text">
      <style:text-properties fo:font-variant="normal" fo:text-transform="none" fo:color="#000000" loext:opacity="100%" style:text-line-through-style="none" style:text-line-through-type="none" fo:language="es" fo:country="ES" fo:font-style="normal" style:text-underline-style="none" fo:font-weight="bold" officeooo:rsid="0101aec2" style:text-blinking="false" fo:background-color="transparent" loext:char-shading-value="0" style:font-name-asian="Times New Roman" style:font-weight-asian="normal" style:font-name-complex="Times New Roman" style:language-complex="ar" style:country-complex="SA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fo:language="es" fo:country="ES" fo:font-style="normal" style:text-underline-style="none" fo:font-weight="bold" style:text-blinking="false" fo:background-color="transparent" loext:char-shading-value="0" style:font-name-asian="Times New Roman" style:font-weight-asian="bold" style:font-name-complex="Times New Roman" style:language-complex="ar" style:country-complex="SA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6" style:family="text">
      <style:text-properties fo:font-weight="bold" officeooo:rsid="010691b9" style:font-weight-asian="bold" style:font-weight-complex="bold"/>
    </style:style>
    <style:style style:name="T37" style:family="text">
      <style:text-properties fo:language="es" fo:country="ES" officeooo:rsid="0101aec2" style:font-name-asian="Times New Roman" style:font-name-complex="Times New Roman" style:language-complex="ar" style:country-complex="SA"/>
    </style:style>
    <style:style style:name="T38" style:family="text">
      <style:text-properties fo:language="es" fo:country="ES" officeooo:rsid="010691b9" style:font-name-asian="Times New Roman" style:font-name-complex="Times New Roman" style:language-complex="ar" style:country-complex="SA"/>
    </style:style>
    <style:style style:name="T39" style:family="text">
      <style:text-properties fo:language="es" fo:country="ES" fo:font-style="normal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40" style:family="text">
      <style:text-properties fo:language="es" fo:country="ES" fo:font-style="normal" fo:font-weight="normal" officeooo:rsid="0101aec2" style:font-name-asian="Times New Roman" style:font-weight-asian="normal" style:font-name-complex="Times New Roman" style:language-complex="ar" style:country-complex="SA" style:font-weight-complex="normal"/>
    </style:style>
    <style:style style:name="T41" style:family="text">
      <style:text-properties officeooo:rsid="010691b9"/>
    </style:style>
    <style:style style:name="T42" style:family="text">
      <style:text-properties officeooo:rsid="01081c9c"/>
    </style:style>
    <style:style style:name="T43" style:family="text">
      <style:text-properties officeooo:rsid="010c5c2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ANALISI<text:span text:style-name="T1">S</text:span> DE RESULTADOS </text:p>
      <text:p text:style-name="P4"/>
      <text:h text:style-name="P6" text:outline-level="2"><text:bookmark text:name="docs-internal-guid-b4d1aed9-7fff-a7e6-44ec-ac183a813d50"/>5.1.- Segmentación por sexo y entorno</text:h>
      <text:list xml:id="list2958809862" text:style-name="L1">
        <text:list-item>
          <text:p text:style-name="P29">Reparto equitativo por sexos</text:p>
        </text:list-item>
        <text:list-item>
          <text:p text:style-name="P29">Predominio del entorno rural ( 80%)</text:p>
        </text:list-item>
      </text:list>
      <text:p text:style-name="P4"/>
      <text:h text:style-name="P6" text:outline-level="2"><text:bookmark text:name="docs-internal-guid-c3a8e9ae-7fff-2d8f-b234-d913f0d3f0f2"/>5.2.- Estado de ánimo respecto a la utilización del teléfono móvil</text:h>
      <text:list xml:id="list1012589998" text:style-name="L3">
        <text:list-item>
          <text:p text:style-name="P30"><text:span text:style-name="T6">El 25% manifiesta nerviosismo <text:s/>(dependencia emocional), mayor en el sexo femenino. </text:span>Existe una discrepancia con la percepción de las familias: Sólo un 15% de las familias perciben este nerviosismo.</text:p>
        </text:list-item>
        <text:list-item>
          <text:p text:style-name="P30"><text:s/>El 84% consulta las notificaciones de forma constante ( alta dependencia)</text:p>
          <text:p text:style-name="P33"/>
        </text:list-item>
      </text:list>
      <text:h text:style-name="P6" text:outline-level="2"><text:bookmark text:name="docs-internal-guid-e20f3d49-7fff-abb7-a32f-647433433473"/>5.3.- Relaciones familiares</text:h>
      <text:list xml:id="list2678172366" text:style-name="L4">
        <text:list-item>
          <text:p text:style-name="P34"><text:span text:style-name="T7">El 80% </text:span><text:span text:style-name="T8">del alumnado </text:span><text:span text:style-name="T7">reconoce que el móvil reduce el tiempo de interacción familiar. </text:span></text:p>
        </text:list-item>
        <text:list-item>
          <text:p text:style-name="P21"><text:bookmark text:name="docs-internal-guid-d19574a9-7fff-8281-588e-d46089afdb0d"/><text:span text:style-name="T12">E</text:span><text:span text:style-name="T13">l conflicto </text:span><text:span text:style-name="T14">familiar </text:span><text:span text:style-name="T13"><text:s/>por el uso del móvil es frecuente y significativo: </text:span><text:bookmark text:name="docs-internal-guid-2f0a8489-7fff-6364-82e6-05fabb13decc"/><text:span text:style-name="T11">existe una </text:span><text:span text:style-name="T9">fuerte discrepancia</text:span><text:span text:style-name="T10"> </text:span><text:span text:style-name="T11">entre lo que las familias creen controlar y lo que los hijos perciben realmente. Las familias </text:span><text:span text:style-name="T9">controlan más el tiempo que los contenidos</text:span><text:span text:style-name="T11">. Sin embargo, ambos tipos de control son poco percibidos por el alumnado.</text:span></text:p>
        </text:list-item>
      </text:list>
      <text:p text:style-name="P10"/>
      <text:p text:style-name="P35"><text:bookmark text:name="docs-internal-guid-ba499b98-7fff-5124-6998-fb1eddf25651"/>5.4.- Salud</text:p>
      <text:list xml:id="list2854120980" text:style-name="L5">
        <text:list-item>
          <text:p text:style-name="P32">El 26% refiere molestias oculares.</text:p>
        </text:list-item>
        <text:list-item>
          <text:p text:style-name="P32">El 44% rigidez de cuello y molestias de espalda.</text:p>
        </text:list-item>
      </text:list>
      <text:h text:style-name="P7" text:outline-level="2"><text:bookmark text:name="docs-internal-guid-b51cfa68-7fff-3392-f07c-e88b96cb635b"/><text:soft-page-break/>5.5.- Ciberacoso</text:h>
      <text:list xml:id="list1908612743" text:style-name="L6">
        <text:list-item>
          <text:p text:style-name="P24"><text:bookmark text:name="docs-internal-guid-0e6d905b-7fff-d3b9-e412-65deb7b00171"/><text:span text:style-name="T25">El</text:span><text:span text:style-name="T26"> 7,2% reconocen haber sido víctimas de burlas o insultos, </text:span><text:span text:style-name="T27">el </text:span><text:span text:style-name="T26"><text:s/></text:span><text:bookmark text:name="docs-internal-guid-8612afa0-7fff-eb88-67df-0f23ec5de3e9"/><text:span text:style-name="T20">67 % corresponde a género masculino </text:span><text:span text:style-name="T19">.</text:span></text:p>
        </text:list-item>
        <text:list-item>
          <text:p text:style-name="P25"><text:bookmark text:name="docs-internal-guid-48876e17-7fff-e1e9-6b12-1f1f35f914d2"/><text:bookmark text:name="docs-internal-guid-56ab921d-7fff-60a6-2912-e4b57e5f6fa8"/><text:span text:style-name="T16">Existe una </text:span><text:span text:style-name="T18"><text:s/>"Brecha de Silencio" con las familias: </text:span><text:span text:style-name="T16">tan solo el </text:span><text:span text:style-name="T18"><text:s/></text:span><text:bookmark text:name="docs-internal-guid-1a92c6c1-7fff-5f4d-c78e-508f75c588ac"/><text:span text:style-name="T18">4,6% de los progenitores es conocedor del bullying sufrido por sus hijos a través de redes sociales.</text:span></text:p>
        </text:list-item>
        <text:list-item>
          <text:p text:style-name="P26"><text:span text:style-name="T18">E</text:span><text:span text:style-name="T15">l 17,6% manifiesta conocer casos de acoso.</text:span></text:p>
          <text:p text:style-name="P18"/>
        </text:list-item>
      </text:list>
      <text:p text:style-name="P19">5.6.- Acceso al móvil</text:p>
      <text:p text:style-name="P11"/>
      <text:list xml:id="list2453642473" text:style-name="L7">
        <text:list-item>
          <text:p text:style-name="P12"><text:bookmark text:name="docs-internal-guid-42785c91-7fff-874a-ff93-76232cd13edf"/>El 80% de los alumnos-as tienen el móvil en su habitación mientras duermen, y un <text:s/>17,6% de los adolescentes se conecta habitualmente al móvil después de la medianoche.</text:p>
        </text:list-item>
        <text:list-item>
          <text:p text:style-name="P12"><text:bookmark text:name="docs-internal-guid-de74e7eb-7fff-4385-4840-626b8b6b5e38"/>El 79,2 % de los menores no utiliza el teléfono móvil durante las comidas.</text:p>
        </text:list-item>
        <text:list-item>
          <text:p text:style-name="P27"><text:span text:style-name="T16">E</text:span><text:span text:style-name="T15">l 58% de los adolescentes declara tener el móvil a mano mientras realiza las tareas escolares.</text:span></text:p>
          <text:p text:style-name="P27"><text:span text:style-name="T15"/></text:p>
        </text:list-item>
      </text:list>
      <text:p text:style-name="P19">5.7- Contenidos</text:p>
      <text:p text:style-name="P20"/>
      <text:list xml:id="list2632739784" text:style-name="L8">
        <text:list-item>
          <text:p text:style-name="P28"><text:span text:style-name="T15">El orden de prioridad de las app más utilizadas </text:span><text:span text:style-name="T17">en el móvil </text:span><text:span text:style-name="T15">son Instagram y Tiktok , seguidas por WhatsApp y YouTube. </text:span></text:p>
        </text:list-item>
        <text:list-item>
          <text:p text:style-name="P13">El 82% de los chicos <text:s/>afirma utilizar videojuegos móviles de forma frecuente, frente a un escaso 18% de las chicas.</text:p>
        </text:list-item>
        <text:list-item>
          <text:p text:style-name="P16">Hay un 24% de menores que declara haber recibido contenidos pornográficos o violentos, la mayoría de ellos varones .</text:p>
          <text:p text:style-name="P14"/>
        </text:list-item>
      </text:list>
      <text:h text:style-name="P8" text:outline-level="2"><text:bookmark text:name="docs-internal-guid-79e25eae-7fff-061b-220f-fefe00ace9e4"/>5.8.- Tiempo de uso</text:h>
      <text:list xml:id="list3891890437" text:style-name="L9">
        <text:list-item>
          <text:p text:style-name="P23"><text:bookmark text:name="docs-internal-guid-facbebc8-7fff-1a63-acc0-18694121f90b"/><text:span text:style-name="T29">El análisis del tiempo de </text:span><text:span text:style-name="T33">uso diario del teléfono móvil</text:span><text:span text:style-name="T29"> muestra una media de </text:span><text:span text:style-name="T33">5 horas al día</text:span><text:span text:style-name="T29"> entre los adolescentes estudiados, </text:span><text:span text:style-name="T30">con mayor tiempo de uso en zona urbana.</text:span></text:p>
        </text:list-item>
        <text:list-item>
          <text:p text:style-name="P22"><text:span text:style-name="T28">Destaca un 21,8% con uso intensivo del móvil entre </text:span><text:span text:style-name="T34">6 y 8 horas diarias.</text:span></text:p>
          <text:p text:style-name="P17"/>
        </text:list-item>
      </text:list>
      <text:p text:style-name="P15"><text:soft-page-break/></text:p>
      <text:h text:style-name="P9" text:outline-level="2"><text:bookmark text:name="docs-internal-guid-701634ad-7fff-77ca-7702-924393655a40"/><text:span text:style-name="T37">5.9.- Tras 24 horas sin móvil </text:span><text:span text:style-name="T38">( Cuestionario posterior)</text:span></text:h>
      <text:p text:style-name="P36"/>
      <text:p text:style-name="P2"><text:span text:style-name="T40">L</text:span><text:span text:style-name="T39">os datos más destacables en el cuestionario posterior a la retirada del móvil :</text:span></text:p>
      <text:list xml:id="list265551004" text:style-name="L10">
        <text:list-item>
          <text:p text:style-name="P40"><text:span text:style-name="T21">El </text:span><text:span text:style-name="T24">37,6%</text:span><text:span text:style-name="T35">  </text:span><text:span text:style-name="T21">de los alumnos afirmaron haberse aburrido </text:span><text:span text:style-name="T22">durante el ayudo de móvil.</text:span></text:p>
        </text:list-item>
        <text:list-item>
          <text:p text:style-name="P41"><text:span text:style-name="T22">E</text:span><text:span text:style-name="T23">l 42% incrementa el ejercicio f</text:span><text:span text:style-name="T32">ísico durante el ayuno</text:span></text:p>
        </text:list-item>
        <text:list-item>
          <text:p text:style-name="P37">Un 50% manifiesta un a mejora en la concentración a la hora de realizar las tareas escolares</text:p>
        </text:list-item>
        <text:list-item>
          <text:p text:style-name="P39"><text:span text:style-name="T31">En cuanto a la utilización de otros <text:s/>dispositivos ( TV, ordenador o tablet) hay que destacar al grupo de </text:span><text:span text:style-name="T34">desconexion total, un 15% </text:span><text:span text:style-name="T31">manifestaron no utilizar ningún dispositivo alternativo</text:span></text:p>
        </text:list-item>
      </text:list>
      <text:p text:style-name="P38"/>
      <text:p text:style-name="P5"><text:span text:style-name="T41">Para finalizar <text:s/></text:span><text:span text:style-name="T43">destacar </text:span><text:span text:style-name="T42"><text:s/>que </text:span><text:span text:style-name="T41"><text:s/>tras la experiencia de retirada,</text:span><text:span text:style-name="T36"> m</text:span><text:span text:style-name="T4">ás de un 50% afirma </text:span><text:span text:style-name="T5"><text:s/></text:span><text:span text:style-name="T4">que podría estar desconectado más de un día </text:span><text:span text:style-name="T5">s</text:span><text:span text:style-name="T3">ugiere <text:s/>que <text:s/>e</text:span><text:span text:style-name="T2">l estudio también ayuda a tomar conciencia de su dependencia al móvil.</text:span></text:p>
      <text:list xml:id="list3817831375" text:style-name="L2">
        <text:list-header>
          <text:p text:style-name="P31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ndika" svg:font-family="Andika" style:font-pitch="variable"/>
    <style:font-face style:name="Arial" svg:font-family="Arial, sans-serif"/>
    <style:font-face style:name="Bitstream Vera Sans" svg:font-family="'Bitstream Vera Sans'" style:font-family-generic="system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loext:opacity="100%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Illustration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DejaVu Sans" style:font-family-asian="'DejaVu Sans'" style:font-family-generic-asian="system" style:font-pitch-asian="variable" style:font-size-asian="7pt" style:font-weight-asian="bold" style:font-name-complex="DejaVu Sans" style:font-family-complex="'DejaVu Sans'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0" style:family="text">
      <style:text-properties style:font-name="Wingdings" fo:font-family="Wingdings" style:font-pitch="variable" style:font-charset="x-symbol" fo:font-size="9pt" style:font-size-asian="9pt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" text:bullet-char="">
        <style:list-level-properties text:space-before="1.249cm"/>
        <style:text-properties style:font-name="Wingdings"/>
      </text:list-level-style-bullet>
      <text:list-level-style-bullet text:level="2" text:style-name="WW8Num1z1" loext:num-list-format="%2%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z2" loext:num-list-format="%3%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z3" loext:num-list-format="%4%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z1" loext:num-list-format="%5%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z2" loext:num-list-format="%6%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z3" loext:num-list-format="%7%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z1" loext:num-list-format="%8%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z2" loext:num-list-format="%9%" text:bullet-char="">
        <style:list-level-properties text:space-before="12.044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orphans="2" fo:widows="2" style:writing-mode="lr-tb"/>
      <style:text-properties fo:color="#000000" loext:opacity="100%" style:font-name="ARIAL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.499cm" fo:margin-bottom="1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</dc:title>
    <meta:initial-creator>EDUCADOR</meta:initial-creator>
    <meta:creation-date>2009-06-03T12:25:00</meta:creation-date>
    <dc:date>2026-04-15T13:52:29.978976324</dc:date>
    <meta:editing-cycles>218</meta:editing-cycles>
    <meta:editing-duration>P1DT16H28M42S</meta:editing-duration>
    <meta:generator>LibreOffice/7.3.7.2$Linux_X86_64 LibreOffice_project/30$Build-2</meta:generator>
    <meta:print-date>2026-04-15T13:16:59.502098198</meta:print-date>
    <meta:document-statistic meta:table-count="0" meta:image-count="0" meta:object-count="0" meta:page-count="3" meta:paragraph-count="41" meta:word-count="538" meta:character-count="3068" meta:non-whitespace-character-count="2575"/>
    <meta:user-defined meta:name="Información 1"/>
    <meta:user-defined meta:name="Información 2"/>
    <meta:user-defined meta:name="Información 3"/>
    <meta:user-defined meta:name="Información 4"/>
  </office:meta>
</office:document-meta>
</file>